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48.6mm"/>
    </style:style>
    <style:style style:name="co8" style:family="table-column">
      <style:table-column-properties fo:break-before="auto" style:column-width="49.49mm"/>
    </style:style>
    <style:style style:name="co9" style:family="table-column">
      <style:table-column-properties fo:break-before="auto" style:column-width="74.75mm"/>
    </style:style>
    <style:style style:name="co10" style:family="table-column">
      <style:table-column-properties fo:break-before="auto" style:column-width="47.5mm"/>
    </style:style>
    <style:style style:name="co11" style:family="table-column">
      <style:table-column-properties fo:break-before="auto" style:column-width="165.19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unlocked_by</text:p>
          </table:table-cell>
          <table:table-cell table:style-name="ce3" office:value-type="string" calcext:value-type="string">
            <text:p>forbids_1</text:p>
          </table:table-cell>
          <table:table-cell table:style-name="ce3" office:value-type="string" calcext:value-type="string">
            <text:p>forbids_2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automatically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Increases_the_number_of_shots_fired_by_the_dro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1</text:p>
          </table:table-cell>
          <table:table-cell office:value-type="string" calcext:value-type="string">
            <text:p>Adds_an_escort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2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beam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3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4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5</text:p>
          </table:table-cell>
          <table:table-cell office:value-type="string" calcext:value-type="string">
            <text:p>Adds_an_additional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1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2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minirocket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3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4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5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jump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Upgrade_cloak_1</text:p>
          </table:table-cell>
          <table:table-cell office:value-type="string" calcext:value-type="string">
            <text:p>Upgrade_slowmotion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Lighting-jump</text:p>
          </table:table-cell>
          <table:table-cell office:value-type="string" calcext:value-type="string">
            <text:p>Your_ship_jumps_on_a_short_distance[COMA]_avoiding_all_hits_on_the_way._3sec_cooldow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cloak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slowmotion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Cloaking</text:p>
          </table:table-cell>
          <table:table-cell office:value-type="string" calcext:value-type="string">
            <text:p>Your_ship_becomes_temporarily_invisible[COMA],_making_it_impossible_to_target_or_h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Upgrade_slowmotion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cloak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Bullet-time</text:p>
          </table:table-cell>
          <table:table-cell office:value-type="string" calcext:value-type="string">
            <text:p>Your_ship_becomes_incredibly_fast_for_a_few_seconds[COMA]_making_every_bullet_seem_very_slow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Upgrade_bomb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cloak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Destroys_every_enemy_ships_and_shots_on_scre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104852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1:49:16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12S</meta:editing-duration>
    <meta:editing-cycles>77</meta:editing-cycles>
    <meta:generator>LibreOffice/6.0.6.2$Windows_X86_64 LibreOffice_project/0c292870b25a325b5ed35f6b45599d2ea4458e77</meta:generator>
    <dc:date>2020-12-29T11:50:08.321000000</dc:date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